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76cm" svg:height="0.668cm" svg:x="3.26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76cm" svg:height="0.669cm" svg:x="3.266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76cm" svg:height="0.668cm" svg:x="3.266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761cm" svg:height="0.667cm" svg:x="2.2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761cm" svg:height="0.667cm" svg:x="6.615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761cm" svg:height="0.668cm" svg:x="2.2cm" svg:y="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761cm" svg:height="0.668cm" svg:x="5.021cm" svg:y="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761cm" svg:height="0.668cm" svg:x="9.051cm" svg:y="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761cm" svg:height="0.669cm" svg:x="5.021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646cm" svg:y1="2.168cm" svg:x2="3.646cm" svg:y2="2.702cm" draw:start-shape="id1" draw:start-glue-point="8" draw:end-shape="id2" draw:end-glue-point="4" svg:d="m3646 2168v534">
          <text:p/>
        </draw:connector>
        <draw:connector draw:style-name="gr2" draw:text-style-name="P1" draw:layer="layout" draw:type="line" svg:x1="3.646cm" svg:y1="3.371cm" svg:x2="3.646cm" svg:y2="3.972cm" draw:start-shape="id2" draw:start-glue-point="8" draw:end-shape="id3" draw:end-glue-point="4" svg:d="m3646 3371v601">
          <text:p/>
        </draw:connector>
        <draw:connector draw:style-name="gr2" draw:text-style-name="P1" draw:layer="layout" draw:type="line" svg:x1="3.646cm" svg:y1="4.64cm" svg:x2="2.581cm" svg:y2="5.508cm" draw:start-shape="id3" draw:start-glue-point="8" draw:end-shape="id4" draw:end-glue-point="4" svg:d="m3646 4640-1065 868">
          <text:p/>
        </draw:connector>
        <draw:connector draw:style-name="gr2" draw:text-style-name="P1" draw:layer="layout" draw:type="line" svg:x1="2.581cm" svg:y1="6.175cm" svg:x2="2.581cm" svg:y2="6.911cm" draw:start-shape="id4" draw:start-glue-point="8" draw:end-shape="id5" draw:end-glue-point="4" svg:d="m2581 6175v736">
          <text:p/>
        </draw:connector>
        <draw:connector draw:style-name="gr2" draw:text-style-name="P1" draw:layer="layout" draw:type="line" svg:x1="3.646cm" svg:y1="4.64cm" svg:x2="6.996cm" svg:y2="5.508cm" draw:start-shape="id3" draw:start-glue-point="8" draw:end-shape="id6" draw:end-glue-point="4" svg:d="m3646 4640 3350 868">
          <text:p/>
        </draw:connector>
        <draw:connector draw:style-name="gr2" draw:text-style-name="P1" draw:layer="layout" draw:type="line" svg:x1="6.996cm" svg:y1="6.175cm" svg:x2="5.402cm" svg:y2="6.911cm" draw:start-shape="id6" draw:start-glue-point="8" draw:end-shape="id7" draw:end-glue-point="4" svg:d="m6996 6175-1594 736">
          <text:p/>
        </draw:connector>
        <draw:connector draw:style-name="gr2" draw:text-style-name="P1" draw:layer="layout" draw:type="line" svg:x1="6.996cm" svg:y1="6.175cm" svg:x2="9.432cm" svg:y2="6.911cm" draw:start-shape="id6" draw:start-glue-point="8" draw:end-shape="id8" draw:end-glue-point="4" svg:d="m6996 6175 2436 736">
          <text:p/>
        </draw:connector>
        <draw:connector draw:style-name="gr2" draw:text-style-name="P1" draw:layer="layout" draw:type="line" svg:x1="5.402cm" svg:y1="7.579cm" svg:x2="5.402cm" svg:y2="8.848cm" draw:start-shape="id7" draw:start-glue-point="8" draw:end-shape="id9" draw:end-glue-point="4" svg:d="m5402 7579v1269">
          <text:p/>
        </draw:connector>
        <draw:custom-shape draw:style-name="gr1" draw:text-style-name="P1" draw:id="id10" draw:layer="layout" svg:width="0.761cm" svg:height="0.669cm" svg:x="7.528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761cm" svg:height="0.667cm" svg:x="7.528cm" svg:y="10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761cm" svg:height="0.669cm" svg:x="13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432cm" svg:y1="7.579cm" svg:x2="7.909cm" svg:y2="8.848cm" draw:start-shape="id8" draw:start-glue-point="8" draw:end-shape="id10" draw:end-glue-point="4" svg:d="m9432 7579-1523 1269">
          <text:p/>
        </draw:connector>
        <draw:connector draw:style-name="gr2" draw:text-style-name="P1" draw:layer="layout" draw:type="line" svg:x1="7.909cm" svg:y1="9.517cm" svg:x2="7.909cm" svg:y2="10.987cm" draw:start-shape="id10" draw:start-glue-point="8" draw:end-shape="id11" draw:end-glue-point="4" svg:d="m7909 9517v1470">
          <text:p/>
        </draw:connector>
        <draw:connector draw:style-name="gr2" draw:text-style-name="P1" draw:layer="layout" draw:type="line" svg:x1="9.432cm" svg:y1="7.579cm" svg:x2="13.381cm" svg:y2="8.848cm" draw:start-shape="id8" draw:start-glue-point="8" draw:end-shape="id12" draw:end-glue-point="4" svg:d="m9432 7579 3949 1269">
          <text:p/>
        </draw:connector>
        <draw:custom-shape draw:style-name="gr1" draw:text-style-name="P1" draw:id="id14" draw:layer="layout" svg:width="0.761cm" svg:height="0.668cm" svg:x="16.739cm" svg:y="10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761cm" svg:height="0.668cm" svg:x="11.253cm" svg:y="10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761cm" svg:height="0.668cm" svg:x="11.254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0.762cm" svg:height="0.668cm" svg:x="9.197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762cm" svg:height="0.667cm" svg:x="13.607cm" svg:y="1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81cm" svg:y1="9.517cm" svg:x2="11.634cm" svg:y2="10.988cm" draw:start-shape="id12" draw:start-glue-point="8" draw:end-shape="id13" draw:end-glue-point="4" svg:d="m13381 9517-1747 1471">
          <text:p/>
        </draw:connector>
        <draw:connector draw:style-name="gr2" draw:text-style-name="P1" draw:layer="layout" draw:type="line" svg:x1="13.381cm" svg:y1="9.517cm" svg:x2="17.12cm" svg:y2="10.987cm" draw:start-shape="id12" draw:start-glue-point="8" draw:end-shape="id14" draw:end-glue-point="4" svg:d="m13381 9517 3739 1470">
          <text:p/>
        </draw:connector>
        <draw:connector draw:style-name="gr2" draw:text-style-name="P1" draw:layer="layout" draw:type="line" svg:x1="11.634cm" svg:y1="11.656cm" svg:x2="11.635cm" svg:y2="13.443cm" draw:start-shape="id13" draw:start-glue-point="8" draw:end-shape="id15" draw:end-glue-point="4" svg:d="m11634 11656 1 1787">
          <text:p/>
        </draw:connector>
        <draw:connector draw:style-name="gr2" draw:text-style-name="P1" draw:layer="layout" draw:type="line" svg:x1="11.635cm" svg:y1="14.111cm" svg:x2="9.578cm" svg:y2="15.898cm" draw:start-shape="id15" draw:start-glue-point="8" draw:end-shape="id16" draw:end-glue-point="4" svg:d="m11635 14111-2057 1787">
          <text:p/>
        </draw:connector>
        <draw:connector draw:style-name="gr2" draw:text-style-name="P1" draw:layer="layout" draw:type="line" svg:x1="11.635cm" svg:y1="14.111cm" svg:x2="13.988cm" svg:y2="15.899cm" draw:start-shape="id15" draw:start-glue-point="8" draw:end-shape="id17" draw:end-glue-point="4" svg:d="m11635 14111 2353 1788">
          <text:p/>
        </draw:connector>
        <draw:custom-shape draw:style-name="gr1" draw:text-style-name="P1" draw:id="id18" draw:layer="layout" svg:width="0.762cm" svg:height="0.668cm" svg:x="9.198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78cm" svg:y1="16.566cm" svg:x2="9.579cm" svg:y2="18.183cm" draw:start-shape="id16" draw:start-glue-point="8" draw:end-shape="id18" draw:end-glue-point="4" svg:d="m9578 16566 1 1617">
          <text:p/>
        </draw:connector>
        <draw:custom-shape draw:style-name="gr1" draw:text-style-name="P1" draw:id="id20" draw:layer="layout" svg:width="0.761cm" svg:height="0.667cm" svg:x="10.865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0.761cm" svg:height="0.667cm" svg:x="6.947cm" svg:y="2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761cm" svg:height="0.668cm" svg:x="6.948cm" svg:y="22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79cm" svg:y1="18.851cm" svg:x2="7.328cm" svg:y2="20.301cm" draw:start-shape="id18" draw:start-glue-point="8" draw:end-shape="id19" draw:end-glue-point="4" svg:d="m9579 18851-2251 1450">
          <text:p/>
        </draw:connector>
        <draw:connector draw:style-name="gr2" draw:text-style-name="P1" draw:layer="layout" draw:type="line" svg:x1="9.579cm" svg:y1="18.851cm" svg:x2="11.246cm" svg:y2="20.3cm" draw:start-shape="id18" draw:start-glue-point="8" draw:end-shape="id20" draw:end-glue-point="4" svg:d="m9579 18851 1667 1449">
          <text:p/>
        </draw:connector>
        <draw:connector draw:style-name="gr2" draw:text-style-name="P1" draw:layer="layout" draw:type="line" svg:x1="7.328cm" svg:y1="20.968cm" svg:x2="7.329cm" svg:y2="22.332cm" draw:start-shape="id19" draw:start-glue-point="8" draw:end-shape="id21" draw:end-glue-point="4" svg:d="m7328 20968 1 1364">
          <text:p/>
        </draw:connector>
        <draw:custom-shape draw:style-name="gr1" draw:text-style-name="P1" draw:id="id23" draw:layer="layout" svg:width="0.761cm" svg:height="0.668cm" svg:x="8.549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0.761cm" svg:height="0.668cm" svg:x="5.25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761cm" svg:height="0.668cm" svg:x="5.251cm" svg:y="26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329cm" svg:y1="23cm" svg:x2="5.631cm" svg:y2="24.232cm" draw:start-shape="id21" draw:start-glue-point="8" draw:end-shape="id22" draw:end-glue-point="4" svg:d="m7329 23000-1698 1232">
          <text:p/>
        </draw:connector>
        <draw:connector draw:style-name="gr2" draw:text-style-name="P1" draw:layer="layout" draw:type="line" svg:x1="7.329cm" svg:y1="23cm" svg:x2="8.93cm" svg:y2="24.232cm" draw:start-shape="id21" draw:start-glue-point="8" draw:end-shape="id23" draw:end-glue-point="4" svg:d="m7329 23000 1601 1232">
          <text:p/>
        </draw:connector>
        <draw:connector draw:style-name="gr2" draw:text-style-name="P1" draw:layer="layout" draw:type="line" svg:x1="5.631cm" svg:y1="24.9cm" svg:x2="5.632cm" svg:y2="26.532cm" draw:start-shape="id22" draw:start-glue-point="8" draw:end-shape="id24" draw:end-glue-point="4" svg:d="m5631 24900 1 1632">
          <text:p/>
        </draw:connector>
        <draw:frame draw:style-name="gr3" draw:text-style-name="P2" draw:layer="layout" svg:width="6.217cm" svg:height="1.097cm" svg:x="6.1cm" svg:y="26.371cm">
          <draw:text-box>
            <text:p><text:span text:style-name="T1">Scan(region)</text:span></text:p>
            <text:p><text:span text:style-name="T1">Filter:(r_name = 'AMERICA')</text:span></text:p>
          </draw:text-box>
        </draw:frame>
        <draw:frame draw:style-name="gr4" draw:text-style-name="P2" draw:layer="layout" svg:width="3.042cm" svg:height="0.674cm" svg:x="9cm" svg:y="24.871cm">
          <draw:text-box>
            <text:p><text:span text:style-name="T1">Scan(nation)</text:span></text:p>
          </draw:text-box>
        </draw:frame>
        <draw:frame draw:style-name="gr4" draw:text-style-name="P2" draw:layer="layout" svg:width="1.349cm" svg:height="0.674cm" svg:x="4cm" svg:y="24.5cm">
          <draw:text-box>
            <text:p><text:span text:style-name="T1">Hash</text:span></text:p>
          </draw:text-box>
        </draw:frame>
        <draw:frame draw:style-name="gr4" draw:text-style-name="P4" draw:layer="layout" svg:width="6.217cm" svg:height="1.097cm" svg:x="7.6cm" svg:y="22.226cm">
          <draw:text-box>
            <text:p text:style-name="P3"><text:span text:style-name="T1">Hash Join</text:span></text:p>
            <text:p text:style-name="P3"><text:span text:style-name="T1">(n_regionkey = r_regionkey)</text:span></text:p>
          </draw:text-box>
        </draw:frame>
        <draw:frame draw:style-name="gr4" draw:text-style-name="P2" draw:layer="layout" svg:width="1.349cm" svg:height="0.674cm" svg:x="5.651cm" svg:y="20.326cm">
          <draw:text-box>
            <text:p><text:span text:style-name="T1">Hash</text:span></text:p>
          </draw:text-box>
        </draw:frame>
        <draw:frame draw:style-name="gr4" draw:text-style-name="P2" draw:layer="layout" svg:width="2.619cm" svg:height="1.097cm" svg:x="11cm" svg:y="20.826cm">
          <draw:text-box>
            <text:p><text:span text:style-name="T1">Scan</text:span></text:p>
            <text:p><text:span text:style-name="T1">(customer)</text:span></text:p>
          </draw:text-box>
        </draw:frame>
        <draw:frame draw:style-name="gr4" draw:text-style-name="P4" draw:layer="layout" svg:width="6.217cm" svg:height="1.097cm" svg:x="9.8cm" svg:y="18.2cm">
          <draw:text-box>
            <text:p text:style-name="P3"><text:span text:style-name="T1">Hash Join</text:span></text:p>
            <text:p text:style-name="P3"><text:span text:style-name="T1">(c_nationkey = n_nationkey)</text:span></text:p>
          </draw:text-box>
        </draw:frame>
        <draw:frame draw:style-name="gr4" draw:text-style-name="P2" draw:layer="layout" svg:width="1.349cm" svg:height="0.674cm" svg:x="8cm" svg:y="15.826cm">
          <draw:text-box>
            <text:p><text:span text:style-name="T1">Hash</text:span></text:p>
          </draw:text-box>
        </draw:frame>
        <draw:frame draw:style-name="gr4" draw:text-style-name="P2" draw:layer="layout" svg:width="8.545cm" svg:height="1.52cm" svg:x="10.483cm" svg:y="16.1cm">
          <draw:text-box>
            <text:p><text:span text:style-name="T1">Scan(orders)</text:span></text:p>
            <text:p><text:span text:style-name="T1">Filter:((o_orderdate &gt;= '1995-01-01') </text:span></text:p>
            <text:p><text:span text:style-name="T1">AND (o_orderdate &gt;= '1996-12-31'))</text:span></text:p>
          </draw:text-box>
        </draw:frame>
        <draw:frame draw:style-name="gr4" draw:text-style-name="P4" draw:layer="layout" svg:width="5.37cm" svg:height="1.097cm" svg:x="11.883cm" svg:y="13.403cm">
          <draw:text-box>
            <text:p text:style-name="P3"><text:span text:style-name="T1">Hash Join</text:span></text:p>
            <text:p text:style-name="P3"><text:span text:style-name="T1">(o_custkey = c_custkey)</text:span></text:p>
          </draw:text-box>
        </draw:frame>
        <draw:frame draw:style-name="gr4" draw:text-style-name="P2" draw:layer="layout" svg:width="1.349cm" svg:height="0.674cm" svg:x="10.151cm" svg:y="10.7cm">
          <draw:text-box>
            <text:p><text:span text:style-name="T1">Hash</text:span></text:p>
          </draw:text-box>
        </draw:frame>
        <draw:frame draw:style-name="gr4" draw:text-style-name="P2" draw:layer="layout" svg:width="2.619cm" svg:height="1.097cm" svg:x="15.9cm" svg:y="11.4cm">
          <draw:text-box>
            <text:p><text:span text:style-name="T1">Scan</text:span></text:p>
            <text:p><text:span text:style-name="T1">(lineitem)</text:span></text:p>
          </draw:text-box>
        </draw:frame>
        <draw:frame draw:style-name="gr4" draw:text-style-name="P4" draw:layer="layout" svg:width="5.794cm" svg:height="1.097cm" svg:x="12.13cm" svg:y="7.5cm">
          <draw:text-box>
            <text:p text:style-name="P3"><text:span text:style-name="T1">Hash Join</text:span></text:p>
            <text:p text:style-name="P3"><text:span text:style-name="T1">(l_orderkey = o_orderkey)</text:span></text:p>
          </draw:text-box>
        </draw:frame>
        <draw:frame draw:style-name="gr4" draw:text-style-name="P2" draw:layer="layout" svg:width="5.794cm" svg:height="1.52cm" svg:x="5cm" svg:y="11.2cm">
          <draw:text-box>
            <text:p><text:span text:style-name="T1">Scan(part)</text:span></text:p>
            <text:p><text:span text:style-name="T1">Filter:(p_type = </text:span></text:p>
            <text:p><text:span text:style-name="T1">'ECONOMY ANODIZED STEEL')</text:span></text:p>
          </draw:text-box>
        </draw:frame>
        <draw:frame draw:style-name="gr4" draw:text-style-name="P2" draw:layer="layout" svg:width="1.349cm" svg:height="0.674cm" svg:x="8.151cm" svg:y="8.826cm">
          <draw:text-box>
            <text:p><text:span text:style-name="T1">Hash</text:span></text:p>
          </draw:text-box>
        </draw:frame>
        <draw:frame draw:style-name="gr4" draw:text-style-name="P2" draw:layer="layout" svg:width="1.349cm" svg:height="0.674cm" svg:x="5.651cm" svg:y="7cm">
          <draw:text-box>
            <text:p><text:span text:style-name="T1">Hash</text:span></text:p>
          </draw:text-box>
        </draw:frame>
        <draw:frame draw:style-name="gr4" draw:text-style-name="P2" draw:layer="layout" svg:width="1.349cm" svg:height="0.674cm" svg:x="2.851cm" svg:y="5.526cm">
          <draw:text-box>
            <text:p><text:span text:style-name="T1">Hash</text:span></text:p>
          </draw:text-box>
        </draw:frame>
        <draw:frame draw:style-name="gr4" draw:text-style-name="P2" draw:layer="layout" svg:width="3.042cm" svg:height="0.674cm" svg:x="1.258cm" svg:y="7.426cm">
          <draw:text-box>
            <text:p><text:span text:style-name="T1">Scan(nation)</text:span></text:p>
          </draw:text-box>
        </draw:frame>
        <draw:frame draw:style-name="gr4" draw:text-style-name="P2" draw:layer="layout" svg:width="3.465cm" svg:height="0.674cm" svg:x="3.8cm" svg:y="9.3cm">
          <draw:text-box>
            <text:p><text:span text:style-name="T1">Scan(supplier)</text:span></text:p>
          </draw:text-box>
        </draw:frame>
        <draw:frame draw:style-name="gr4" draw:text-style-name="P4" draw:layer="layout" svg:width="5.37cm" svg:height="1.097cm" svg:x="9.406cm" svg:y="6.1cm">
          <draw:text-box>
            <text:p text:style-name="P3"><text:span text:style-name="T1">Hash Join</text:span></text:p>
            <text:p text:style-name="P3"><text:span text:style-name="T1">(l_partkey = p_partkey)</text:span></text:p>
          </draw:text-box>
        </draw:frame>
        <draw:frame draw:style-name="gr4" draw:text-style-name="P4" draw:layer="layout" svg:width="5.37cm" svg:height="1.097cm" svg:x="7.1cm" svg:y="4.903cm">
          <draw:text-box>
            <text:p text:style-name="P3"><text:span text:style-name="T1">Hash Join</text:span></text:p>
            <text:p text:style-name="P3"><text:span text:style-name="T1">(l_suppkey = s_suppkey)</text:span></text:p>
          </draw:text-box>
        </draw:frame>
        <draw:frame draw:style-name="gr4" draw:text-style-name="P4" draw:layer="layout" svg:width="6.217cm" svg:height="1.097cm" svg:x="3.8cm" svg:y="3.703cm">
          <draw:text-box>
            <text:p text:style-name="P3"><text:span text:style-name="T1">Hash Join</text:span></text:p>
            <text:p text:style-name="P3"><text:span text:style-name="T1">(s_nationkey = n_nationkey)</text:span></text:p>
          </draw:text-box>
        </draw:frame>
        <draw:frame draw:style-name="gr4" draw:text-style-name="P4" draw:layer="layout" svg:width="3.254cm" svg:height="1.097cm" svg:x="3.883cm" svg:y="2.6cm">
          <draw:text-box>
            <text:p text:style-name="P3"><text:span text:style-name="T1">Sort</text:span></text:p>
            <text:p text:style-name="P3"><text:span text:style-name="T1">(o_orderdate)</text:span></text:p>
          </draw:text-box>
        </draw:frame>
        <draw:frame draw:style-name="gr4" draw:text-style-name="P4" draw:layer="layout" svg:width="3.465cm" svg:height="0.674cm" svg:x="3.9cm" svg:y="1.603cm">
          <draw:text-box>
            <text:p text:style-name="P3"><text:span text:style-name="T1">GroupAggreg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1T12:16:10</meta:creation-date>
    <dc:date>2011-11-14T18:02:20</dc:date>
    <dc:creator>fuku </dc:creator>
    <meta:editing-duration>PT00H52M06S</meta:editing-duration>
    <meta:editing-cycles>11</meta:editing-cycles>
    <meta:generator>OpenOffice.org/3.2$Unix OpenOffice.org_project/320m12$Build-9483</meta:generator>
    <meta:document-statistic meta:object-count="71"/>
  </office:meta>
</office:document-meta>
</file>